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7"/>Pitufina</text:p>
      <text:p text:style-name="P2">Necesitas:</text:p>
      <text:p text:style-name="P13">100 g de hilo de algodón azul</text:p>
      <text:p text:style-name="P13">50 g de hilo amarillo,</text:p>
      <text:p text:style-name="P13">50 g de hilo blanco,</text:p>
      <text:p text:style-name="P13">100 g de relleno para peluches,</text:p>
      <text:p text:style-name="P13">un trozo de fieltro blanco 3 cm x 3 cm,</text:p>
      <text:p text:style-name="P13">fieltro negro 1 cm x 1 cm,</text:p>
      <text:p text:style-name="P13">aguja de crochet de 2,5 cm,</text:p>
      <text:p text:style-name="P13">una aguja de coser , una tijera</text:p>
      <text:p text:style-name="P13"/>
      <text:p text:style-name="P2">Cabeza</text:p>
      <text:list xml:id="list8573255061697338552" text:style-name="L1">
        <text:list-item>
          <text:p text:style-name="P4">Un círculo mágico de 3 cadenetas.</text:p>
        </text:list-item>
        <text:list-item>
          <text:p text:style-name="P4">6 p.b. en el centro del círculo.</text:p>
        </text:list-item>
        <text:list-item>
          <text:p text:style-name="P4">2 p.b. en cada punto de la hilera de abajo.</text:p>
        </text:list-item>
        <text:list-item>
          <text:p text:style-name="P4">1 p.b, 1 aumento … repetir 5 veces más.</text:p>
        </text:list-item>
        <text:list-item>
          <text:p text:style-name="P4">2 p.b, 1 aum … repetir 5 veces más.</text:p>
        </text:list-item>
        <text:list-item>
          <text:p text:style-name="P4">3 p.b, 1 aum … repetir</text:p>
        </text:list-item>
        <text:list-item>
          <text:p text:style-name="P4">4 p.b, 1 aum … repetir.</text:p>
        </text:list-item>
        <text:list-item>
          <text:p text:style-name="P4">5 p.b, 1 aum … repetir.</text:p>
        </text:list-item>
        <text:list-item>
          <text:p text:style-name="P4">6 p.b, 1 aum … repetir</text:p>
          <text:p text:style-name="P4">10. 7 p.b, 1 aum …</text:p>
        </text:list-item>
      </text:list>
      <text:list xml:id="list4690998543383538744" text:style-name="L3">
        <text:list-header>
          <text:p text:style-name="P5">11. 8 p.b, 1 aum …</text:p>
          <text:p text:style-name="P5">12. Un punto bajo en cada punto.</text:p>
          <text:p text:style-name="P5">13. 9 p.b, 1 aum … repetir 5 veces más.</text:p>
        </text:list-header>
      </text:list>
      <text:p text:style-name="P3"><text:s text:c="5"/>14 – 22. Un punto bajo en cada punto de la hilera anterior.</text:p>
      <text:list xml:id="list6096081106695341236" text:style-name="L10">
        <text:list-item>
          <text:p text:style-name="P9">9 p.b, 1 disminución ...repetir 5 veces más.</text:p>
        </text:list-item>
        <text:list-item>
          <text:p text:style-name="P9">Un punto en cada punto.</text:p>
        </text:list-item>
        <text:list-item>
          <text:p text:style-name="P9">8 p.b, 1 dism … repetir</text:p>
        </text:list-item>
        <text:list-item>
          <text:p text:style-name="P9">7 p.b, 1 dism … repetir</text:p>
        </text:list-item>
        <text:list-item>
          <text:p text:style-name="P9">6 p.b, 1 dism … repetir</text:p>
        </text:list-item>
        <text:list-item>
          <text:p text:style-name="P9">5 p.b, 1 dism … repetir</text:p>
        </text:list-item>
        <text:list-item>
          <text:p text:style-name="P9">4 p.b, 1 dism … repetir.</text:p>
        </text:list-item>
      </text:list>
      <text:p text:style-name="P3"/>
      <text:p text:style-name="P3">Corta el hilo dejando unos 20 cm para coser.</text:p>
      <text:p text:style-name="P3"/>
      <text:p text:style-name="P2">Brazos ( 2 piezas)</text:p>
      <text:p text:style-name="P3">Primero haz cuatro dedos.</text:p>
      <text:list xml:id="list1941191420779879861" text:style-name="L6">
        <text:list-item>
          <text:p text:style-name="P6">Un círculo mágico de 3 cadenetas.</text:p>
        </text:list-item>
        <text:list-item>
          <text:p text:style-name="P6">6 puntos bajos en el centro del círculo.</text:p>
        </text:list-item>
      </text:list>
      <text:p text:style-name="P3"><text:soft-page-break/><text:s text:c="4"/>3-6 Un punto en cada punto.</text:p>
      <text:p text:style-name="P3">Corta la hebra dejando unos centimetros para coser.</text:p>
      <text:p text:style-name="P3"/>
      <text:p text:style-name="P3">Cose los 3 dedos etre si en una linea y empieza a trabajar en puntos bajos la mano. Haz 4 hileras de puntos bajos y incorpora el cuatro dedo . Para éso primero cose a la mano los 3 puntos del dedo gorgo y luego sigue trabajando todos los puntos de la mano y del cuarto dedo.</text:p>
      <text:p text:style-name="P3">En 3 hileras de puntos bajos disminúe 4 puntos <text:span text:style-name="T1">de manera uniforme. Y sigue trabajando en puntos bajos 15 hileras.</text:span></text:p>
      <text:p text:style-name="P3"><text:span text:style-name="T1">Corta la hebra y esconde el hilo entre los puntos enteriores.</text:span></text:p>
      <text:p text:style-name="P3"><text:span text:style-name="T1"/></text:p>
      <text:p text:style-name="P2"><text:span text:style-name="T1">Piernas</text:span></text:p>
      <text:list xml:id="list2952039734725948295" text:style-name="L7">
        <text:list-item>
          <text:p text:style-name="P7"><text:span text:style-name="T1">Monta 7 cadenetas, más 2 cadenetas de rebote.</text:span></text:p>
        </text:list-item>
        <text:list-item>
          <text:p text:style-name="P7"><text:span text:style-name="T1">Trabaja en círculo. Haz 6 puntos bajos y en el 7º haz 3 p.b, otros 6 puntos bajos por otro lado y 3 p.b en el 14º punto de la hilera de abajo.</text:span></text:p>
        </text:list-item>
        <text:list-item>
          <text:p text:style-name="P7"><text:span text:style-name="T1">Trabaja 8 p.b, 1 aum, 1 p.b, 1 aum, 8 p.b, 1 aum, 1 p.b, 1 aum.</text:span></text:p>
        </text:list-item>
        <text:list-item>
          <text:p text:style-name="P7"><text:span text:style-name="T1">8 p.b, 1 aum, 1 p.b, 1 aum, 1 p.b, 1 aum (por un lado), 8 p.b, 1 aum, 1 p.b, 1 aum, 1 p.b, 1 aum, 8 p.b ( por el otro lado)</text:span></text:p>
        </text:list-item>
        <text:list-item>
          <text:p text:style-name="P7"><text:span text:style-name="T1">Trabaja 5 hileras en puntos bajos.</text:span></text:p>
        </text:list-item>
      </text:list>
      <text:p text:style-name="P3"><text:span text:style-name="T1">Ahora tenemos que diferenciar la parte del talon y la parte de delante.</text:span></text:p>
      <text:p text:style-name="P3"><text:span text:style-name="T1"><text:s text:c="5"/>6. Diminúe por la parte de delante 5 puntos:</text:span></text:p>
      <text:p text:style-name="P3"><text:span text:style-name="T1">1 dism, 2 p.b, 1 dism, 2 p.b, 1 dism, 2 p.b, 1 dism, 2 p.b, 1 dism.</text:span></text:p>
      <text:list xml:id="list8691030823290711370" text:style-name="L9">
        <text:list-item>
          <text:p text:style-name="P8"><text:span text:style-name="T1">El resto trabaja en puntos bajos.</text:span></text:p>
        </text:list-item>
        <text:list-item>
          <text:p text:style-name="P8"><text:span text:style-name="T1">Encima de las disminuciónes de la hilera anterior haz 1 dism, 1 p.b 5 veces.</text:span></text:p>
        </text:list-item>
        <text:list-item>
          <text:p text:style-name="P8"><text:span text:style-name="T1">Trabaja 25 hileras en puntos bajos.</text:span></text:p>
        </text:list-item>
      </text:list>
      <text:p text:style-name="P3"><text:span text:style-name="T1">En una de las piernas al final haz un espacio de entrepiernas. Para eso gira la labor y trabaja 7 p.b. Gira la labor otra vez y trabaja otros 7 puntos.</text:span></text:p>
      <text:p text:style-name="P3"><text:span text:style-name="T1">Cuando hayas hecho las dos piernas, junta las piernas y sigue trabajando el cuerpo en puntos bajos</text:span></text:p>
      <text:p text:style-name="P3"><text:span text:style-name="T1"/></text:p>
      <text:p text:style-name="P2"><text:span text:style-name="T1">Cuerpo.</text:span></text:p>
      <text:list xml:id="list1176604130800160288" text:style-name="L11">
        <text:list-item>
          <text:p text:style-name="P10"><text:span text:style-name="T1">Trabaja una hilera en puntos bajos sobre las dos piernas y un entrepiernas.</text:span></text:p>
        </text:list-item>
        <text:list-item>
          <text:p text:style-name="P10"><text:span text:style-name="T1">En el espacio de entrepiernas haz 3 aumentos por delante y por detras.</text:span></text:p>
        </text:list-item>
        <text:list-item>
          <text:p text:style-name="P10"><text:span text:style-name="T1">Trabaja 7 hileras en puntos bajos.</text:span></text:p>
        </text:list-item>
        <text:list-item>
          <text:p text:style-name="P10"><text:span text:style-name="T1">8 p.b, 1 dism … repetir 4 veces</text:span></text:p>
        </text:list-item>
        <text:list-item>
          <text:p text:style-name="P10"><text:soft-page-break/><text:span text:style-name="T1">Un punto bajo en cada punto.</text:span></text:p>
        </text:list-item>
        <text:list-item>
          <text:p text:style-name="P10"><text:span text:style-name="T1">7 p.b, 1 dism … repetir</text:span></text:p>
        </text:list-item>
        <text:list-item>
          <text:p text:style-name="P10"><text:span text:style-name="T1">Un punto en cada punto.</text:span></text:p>
        </text:list-item>
        <text:list-item>
          <text:p text:style-name="P10"><text:span text:style-name="T1">6 p.b, 1 dism … repetir</text:span></text:p>
        </text:list-item>
        <text:list-item>
          <text:p text:style-name="P10"><text:span text:style-name="T1">Un punto en cada punto.</text:span></text:p>
        </text:list-item>
      </text:list>
      <text:list xml:id="list3608829175515223270" text:style-name="L12">
        <text:list-item>
          <text:p text:style-name="P11"><text:span text:style-name="T1">5 p.b, 1 dism … repetir</text:span></text:p>
        </text:list-item>
        <text:list-item>
          <text:p text:style-name="P11"><text:span text:style-name="T1">Trabaja 7 hileras en puntos bajos.</text:span></text:p>
        </text:list-item>
      </text:list>
      <text:p text:style-name="P3"><text:span text:style-name="T1">Es la hora de incorporar los brazos.</text:span></text:p>
      <text:p text:style-name="P3"><text:span text:style-name="T1">En el sitio indicado junta el brazo con el cuerpo y trabaja los puntos bajos pasando la aguja por el punto del brazo y el del cuerpo a la vez. De ésa manera trabaja 5 puntos.</text:span></text:p>
      <text:p text:style-name="P3"><text:span text:style-name="T1">Cuando hayas incorporado pos dos brazos, sigue trabajando 3 hileras en puntos bajos.</text:span></text:p>
      <text:p text:style-name="P3"><text:span text:style-name="T1">Ahora forma los hombros. </text:span></text:p>
      <text:list xml:id="list2518073198978755734" text:style-name="L13">
        <text:list-item>
          <text:p text:style-name="P12"><text:span text:style-name="T1">En la parte del hombro haz 5 disminuciónes y el resto del cuerpo trabaja en puntos bajos.</text:span></text:p>
        </text:list-item>
        <text:list-item>
          <text:p text:style-name="P12"><text:span text:style-name="T1">Ahora haz 3 disminuciónes encima de los de la hilera de abajo.</text:span></text:p>
        </text:list-item>
        <text:list-item>
          <text:p text:style-name="P12"><text:span text:style-name="T1">Una disminución por la parte del hombro por cada lado.</text:span></text:p>
        </text:list-item>
        <text:list-item>
          <text:p text:style-name="P12"><text:span text:style-name="T1">4 hileras en puntos bajos para formar el cuello.</text:span></text:p>
        </text:list-item>
      </text:list>
      <text:p text:style-name="P3"><text:span text:style-name="T1">Corta la hebra.</text:span></text:p>
      <text:p text:style-name="P3"><text:span text:style-name="T1"/></text:p>
      <text:p text:style-name="P3"><text:span text:style-name="T1">No te olvides ir rellenando el cuerpo y todas las partes de la muñeca.</text:span></text:p>
      <text:p text:style-name="P3"><text:span text:style-name="T1"/></text:p>
      <text:p text:style-name="P3"><text:span text:style-name="T1">Junta cosiendo la cabeza y el cuerpo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yna </meta:initial-creator>
    <meta:creation-date>2023-07-22T17:50:57.69</meta:creation-date>
    <meta:document-statistic meta:table-count="0" meta:image-count="0" meta:object-count="0" meta:page-count="3" meta:paragraph-count="79" meta:word-count="807" meta:character-count="3775"/>
    <dc:date>2023-07-22T20:16:53.13</dc:date>
    <dc:creator>Iryna </dc:creator>
    <meta:editing-duration>PT4M27S</meta:editing-duration>
    <meta:editing-cycles>1</meta:editing-cycles>
    <meta:generator>OpenOffice/4.1.4$Win32 OpenOffice.org_project/414m5$Build-9788</meta:generator>
  </office:meta>
</office:document-meta>
</file>